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EE0000055C037CBEA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6.8cm" svg:height="19.6cm" svg:x="0.4cm" svg:y="0.6cm">
          <draw:image xlink:href="Pictures/10000000000005EE0000055C037CBE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0-07T11:08:19</meta:creation-date>
    <dc:date>2014-10-07T11:09:38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